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C000000D20A6A05560C2D71E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5.6252in" svg:height="2.1874in" draw:z-index="0"><draw:image xlink:href="Pictures/100000000000021C000000D20A6A05560C2D71E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9T11:57:13.645966780</meta:creation-date>
    <dc:date>2024-03-09T12:00:44.096628897</dc:date>
    <meta:editing-duration>PT3M3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